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1882in" fo:margin-left="0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1.0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4931in" fo:margin-left="0in" fo:margin-top="0in" fo:margin-bottom="0in" table:align="left" style:writing-mode="lr-tb"/>
    </style:style>
    <style:style style:name="Table2.A" style:family="table-column">
      <style:table-column-properties style:column-width="3.9958in"/>
    </style:style>
    <style:style style:name="Table2.B" style:family="table-column">
      <style:table-column-properties style:column-width="1.0632in"/>
    </style:style>
    <style:style style:name="Table2.C" style:family="table-column">
      <style:table-column-properties style:column-width="1.43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4931in" fo:margin-left="0in" fo:margin-top="0in" fo:margin-bottom="0in" table:align="left" style:writing-mode="lr-tb"/>
    </style:style>
    <style:style style:name="Table3.A" style:family="table-column">
      <style:table-column-properties style:column-width="1.0583in"/>
    </style:style>
    <style:style style:name="Table3.B" style:family="table-column">
      <style:table-column-properties style:column-width="1.5in"/>
    </style:style>
    <style:style style:name="Table3.C" style:family="table-column">
      <style:table-column-properties style:column-width="3.0632in"/>
    </style:style>
    <style:style style:name="Table3.D" style:family="table-column">
      <style:table-column-properties style:column-width="0.870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5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eam Start-up Sheet</text:span></text:p>
      <text:p text:style-name="Standard">Product name _________________________________________________________ <text:s/>section ____</text:p>
      <text:p text:style-name="Standard"><text:span text:style-name="T2">Contacts for team members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Email</text:p>
          </table:table-cell>
          <table:table-cell table:style-name="Table1.A1" office:value-type="string">
            <text:p text:style-name="P2">Phone</text:p>
          </table:table-cell>
          <table:table-cell table:style-name="Table1.A1" office:value-type="string">
            <text:p text:style-name="P2">Best way to reach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p text:style-name="Standard"><text:span text:style-name="T2">Agreed upon goals of this team</text:span></text:p>
      <text:p text:style-name="Standard"><text:span text:style-name="T3">These will be used by team to evaluate the </text:span><text:span text:style-name="T4">team</text:span><text:span text:style-name="T3"> at the end of the project.</text:span></text:p>
      <text:p text:style-name="P1"/>
      <text:p text:style-name="Standard"><text:span text:style-name="T2">Concepts being taught</text:span></text:p>
      <text:p text:style-name="P1"/>
      <text:p text:style-name="Standard"><text:span text:style-name="T2">How team will function</text:span></text:p>
      <text:p text:style-name="P1"/>
      <text:p text:style-name="Standard"><text:span text:style-name="T2">Expectations of team members</text:span></text:p>
      <text:p text:style-name="Standard"><text:span text:style-name="T3">These will be used by the team to evaluate </text:span><text:span text:style-name="T4">team members</text:span><text:span text:style-name="T3"> at the end of the project.</text:span></text:p>
      <text:p text:style-name="List_20_Paragraph"/>
      <text:p text:style-name="Standard"><text:span text:style-name="T2">Task list and person responsible</text:span></text:p>
      <text:p text:style-name="Standard"><text:span text:style-name="T3">This will be continually updated and turned in at the end of the project. It should include all aspects of the project not just programming. I have included some items that all teams need to do. Feel free to add more detail and add more tasks. <text:s/>Make sure you complete the dealine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Task</text:p>
            <text:p text:style-name="P2"/>
          </table:table-cell>
          <table:table-cell table:style-name="Table2.A1" office:value-type="string">
            <text:p text:style-name="P2">Deadline</text:p>
          </table:table-cell>
          <table:table-cell table:style-name="Table2.A1" office:value-type="string">
            <text:p text:style-name="P2">Person responsible</text:p>
          </table:table-cell>
        </table:table-row>
        <table:table-row table:style-name="Table2.1">
          <table:table-cell table:style-name="Table2.A1" office:value-type="string">
            <text:p text:style-name="P2">Team start up form turn in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Programming GUI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<text:span text:style-name="T3">See table below for specific tasks</text:span></text:p>
          </table:table-cell>
        </table:table-row>
        <table:table-row table:style-name="Table2.1">
          <table:table-cell table:style-name="Table2.A1" office:value-type="string">
            <text:p text:style-name="P2">Testing (alpha)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Testing (beta)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Sales literature and instruction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2">Team evaluation and reflection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All team members</text:p>
          </table:table-cell>
        </table:table-row>
      </table:table>
      <text:p text:style-name="Standard"/>
      <text:p text:style-name="Standard"><text:span text:style-name="T2">Outline of GUI</text:span></text:p>
      <text:p text:style-name="Standard"><text:span text:style-name="T3">Only list properties that are not defaul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Object type and tag</text:p>
          </table:table-cell>
          <table:table-cell table:style-name="Table3.A1" office:value-type="string">
            <text:p text:style-name="P2">Property</text:p>
          </table:table-cell>
          <table:table-cell table:style-name="Table3.A1" office:value-type="string">
            <text:p text:style-name="P2">Action when interacted with<text:bookmark text:name="_GoBack"/> by user – this will be a callback</text:p>
          </table:table-cell>
          <table:table-cell table:style-name="Table3.A1" office:value-type="string">
            <text:p text:style-name="P2">Person responsible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Standard"/>
      <text:p text:style-name="Standard"><text:span text:style-name="T2">Test case(s) used and outcome</text:span></text:p>
      <text:p text:style-name="Standard"><text:span text:style-name="T5">You might not be able to complete this until you start working on the proj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a Honken</meta:initial-creator>
    <dc:creator>honkenna</dc:creator>
    <meta:editing-cycles>2</meta:editing-cycles>
    <meta:creation-date>2018-03-29T14:35:00</meta:creation-date>
    <dc:date>2018-03-29T14:35:00</dc:date>
    <meta:editing-duration>PT1M</meta:editing-duration>
    <meta:generator>LibreOffice/5.4.5.1$Linux_X86_64 LibreOffice_project/40m0$Build-1</meta:generator>
    <meta:document-statistic meta:table-count="3" meta:image-count="0" meta:object-count="0" meta:page-count="2" meta:paragraph-count="34" meta:word-count="207" meta:character-count="1210" meta:non-whitespace-character-count="10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